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/status<text:s text:c="8"/>GET (produces:text/plain;charset=UTF-8)</text:p>
      <text:p text:style-name="Normal"><text:s/>/locations/{locationId}<text:s/><text:s text:c="4"/>DELETE<text:s/></text:p>
      <text:p text:style-name="Normal">/locations/{id}/{name}/{addressid}/{availability}<text:s text:c="8"/>POST (produces:<text:span text:style-name="T2">/</text:span>)<text:s/><text:s text:c="4"/></text:p>
      <text:p text:style-name="Normal">/locations/{id}/{name}/{addressid}/{availability}<text:s text:c="9"/><text:s/>PUT (produces:<text:span text:style-name="T3">/</text:span>)<text:s/></text:p>
      <text:p text:style-name="Normal">/locations/{id}<text:s text:c="5"/>GET (produces:application/json)<text:s/></text:p>
      <text:p text:style-name="Normal">/locations GET (produces:application/json)<text:s/></text:p>
      <text:p text:style-name="Normal">/formations/{id}/{name}/{duration}/{startDate}/{endDate}/{locationId}/{state}</text:p>
      <text:p text:style-name="Normal"><text:s/>POST (produces:application/json)<text:s/></text:p>
      <text:p text:style-name="Normal">/formations/{id}/{name}/{duration}/{startDate}/{endDate}/{locationId}/{state}</text:p>
      <text:p text:style-name="Normal"><text:s/>PUT (produces:application/json)</text:p>
      <text:p text:style-name="Normal"><text:s/>/formations/{id}<text:s text:c="5"/>DELETE<text:s text:c="6"/></text:p>
      <text:p text:style-name="Normal"><text:s/>/formations/{id}<text:s text:c="4"/><text:s/>GET (produces:application/json)</text:p>
      <text:p text:style-name="Normal"><text:s/>/formations<text:s text:c="4"/>GET (produces:application/json)<text:s/></text:p>
      <text:p text:style-name="Normal">/availabilities/{id}<text:s text:c="3"/>DELETE</text:p>
      <text:p text:style-name="Normal"><text:s/>/availabilities/{id} GET (produces:application/json) /availabilities/{availabilityId}/{formationId}/{year}/{timeline}</text:p>
      <text:p text:style-name="Normal"><text:s/>POST (produces:application/json)<text:s/></text:p>
      <text:p text:style-name="Normal">/availabilities/{availabilityId}/{formationId}/{year}/{timeline}</text:p>
      <text:p text:style-name="Normal"><text:s/>PUT<text:s/><text:s/>(produces:application/json)<text:s/></text:p>
      <text:p text:style-name="Normal">/availabilities<text:s/></text:p>
      <text:p text:style-name="Normal">GET (produces:application/json)</text:p>
      <text:p text:style-name="Normal">/locations/{id}/{name}/{addressid}/{availability}<text:s/></text:p>
      <text:p text:style-name="Normal">PUT (produces:<text:span text:style-name="T4">/</text:span>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MY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ul François</meta:initial-creator>
    <dc:creator>Paul François</dc:creator>
    <meta:creation-date>2025-01-09T15:12:00Z</meta:creation-date>
    <dc:date>2025-01-09T15:12:00Z</dc:date>
    <meta:template xlink:href="Normal" xlink:type="simple"/>
    <meta:editing-cycles>2</meta:editing-cycles>
    <meta:editing-duration>PT120S</meta:editing-duration>
    <meta:document-statistic meta:page-count="1" meta:paragraph-count="2" meta:word-count="165" meta:character-count="1108" meta:row-count="7" meta:non-whitespace-character-count="945"/>
  </office:meta>
</office:document-meta>
</file>